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fccf" officeooo:paragraph-rsid="000e5d36"/>
    </style:style>
    <style:style style:name="P2" style:family="paragraph" style:parent-style-name="Standard">
      <style:text-properties officeooo:rsid="001fbd01" officeooo:paragraph-rsid="000e5d36"/>
    </style:style>
    <style:style style:name="P3" style:family="paragraph" style:parent-style-name="Standard">
      <style:text-properties officeooo:rsid="002047ea" officeooo:paragraph-rsid="000e5d36"/>
    </style:style>
    <style:style style:name="T1" style:family="text">
      <style:text-properties officeooo:rsid="0013ddf4"/>
    </style:style>
    <style:style style:name="T2" style:family="text">
      <style:text-properties officeooo:rsid="0014b9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cryptocurrency-bitcoin-ethereum-course/" text:style-name="Internet_20_link" text:visited-style-name="Visited_20_Internet_20_Link">HTTPS://CODERPROG.COM/CRYPTOCURRENCY-BITCOIN-ETHEREUM-COURSE/</text:a><text:span text:style-name="T1">4de4</text:span></text:p>
      <text:p text:style-name="P3"><text:a xlink:type="simple" xlink:href="https://coderprog.com/blockchain-basics-video/" text:style-name="Internet_20_link" text:visited-style-name="Visited_20_Internet_20_Link">HTTPS://CODERPROG.COM/BLOCKCHAIN-BASICS-VIDEO/</text:a><text:span text:style-name="T2">1de2</text:span></text:p>
      <text:p text:style-name="P1"><text:a xlink:type="simple" xlink:href="https://coderprog.com/ethereum-decentralized-app-design-dev/" text:style-name="Internet_20_link" text:visited-style-name="Visited_20_Internet_20_Link">https://coderprog.com/ethereum-decentralized-app-design-dev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25:15.968770738</meta:creation-date>
    <meta:generator>LibreOffice/5.1.6.2$Linux_X86_64 LibreOffice_project/10m0$Build-2</meta:generator>
    <dc:date>2018-05-02T18:34:42.143982485</dc:date>
    <meta:editing-duration>PT2M27S</meta:editing-duration>
    <meta:editing-cycles>6</meta:editing-cycles>
    <meta:document-statistic meta:table-count="0" meta:image-count="0" meta:object-count="0" meta:page-count="1" meta:paragraph-count="3" meta:word-count="3" meta:character-count="175" meta:non-whitespace-character-count="175"/>
  </office:meta>
</office:document-meta>
</file>